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8FF3_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8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September 22, 1886</text:p>
      <text:p text:style-name="P2">Month<text:tab/><text:tab/><text:tab/><text:tab/><text:tab/><text:tab/>September</text:p>
      <text:p text:style-name="P2">Year<text:tab/><text:tab/><text:tab/><text:tab/><text:tab/><text:tab/>1886</text:p>
      <text:p text:style-name="P2">Hebrew Date<text:tab/><text:tab/><text:tab/><text:tab/><text:tab/></text:p>
      <text:p text:style-name="P2">Undated</text:p>
      <text:p text:style-name="P2">City<text:tab/><text:tab/><text:tab/><text:tab/><text:tab/><text:tab/>Troy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Troy Sep. 2<text:span text:style-name="T2">nd</text:span><text:span text:style-name="T3">[/ inserted by author]86./</text:span></text:p>
      <text:p text:style-name="P5"><text:span text:style-name="T3"><text:tab/>Dear Sir I </text:span><text:span text:style-name="T4">write</text:span><text:span text:style-name="T3">/ received your most welcome/ letter and am very glad to/ hear from you I received your/ postle[sic!] card but lost it/ so I wrote to y[sic!] my sister/ to tell you my uncle's/ address but I do not know/ wether[sic!] she gave it to you/ or not my Uncle that you/ refer to is still in Boston/ but I am with another/ uncle in Troy ny[sic!] mother's/ brothers &amp; I have a very/ nice home my uncle in Boston/ has a very large family and/ could not possibly take/ another &amp; my Uncle in Troy/</text:span></text:p>
      <text:p text:style-name="P5"><text:span text:style-name="T3"/></text:p>
      <text:p text:style-name="P5"><text:span text:style-name="T3">[Page 2]</text:span></text:p>
      <text:p text:style-name="P5"><text:span text:style-name="T3">said that he would like to/ take her very much but/ he thinks it is papa's/ place to take her as he/ has a merchant tailoring in/ Georgia &amp; aught[sic!] to see to/ his family. <text:s/>My Sister/ also tells me that my father/ is going to Phila, to take/ her home &amp; I also think/ that it would be the/ best place./</text:span></text:p>
      <text:p text:style-name="P5"><text:span text:style-name="T3"><text:tab/>my address is/ 132 River St/ Troy, N. Y./</text:span></text:p>
      <text:p text:style-name="P5"><text:span text:style-name="T3">answer as soon as receive/</text:span></text:p>
      <text:p text:style-name="P5"><text:soft-page-break/><text:span text:style-name="T3">P. S. if you would like/ my fathers address you can/ get it from my sister/ Bessy &amp; she will give it/ to you as I have not got/</text:span></text:p>
      <text:p text:style-name="P5"><text:span text:style-name="T3"/></text:p>
      <text:p text:style-name="P5"><text:span text:style-name="T3">[Page 3]</text:span></text:p>
      <text:p text:style-name="P5"><text:span text:style-name="T3">i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2:02:39.66</meta:creation-date>
    <dc:date>2012-01-12T12:23:40.34</dc:date>
    <dc:creator>Penn Libraries</dc:creator>
    <meta:editing-duration>PT00H05M5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376" meta:character-count="2302"/>
  </office:meta>
</office:document-meta>
</file>